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Ihmissuhteista ja seksuaalisuudesta</text:p>
      <text:p text:style-name="Normaali"/>
      <text:p text:style-name="Normaali">08 joulu 2015</text:p>
      <text:p text:style-name="Normaali"/>
      <text:p text:style-name="Normaali">Hei, olen 16 -vuotias poika ja haluaisin avautua/kysyä mieltäni askarruttavista asioista. Tiedän että tämä on kysymistä varten mutta tahdon enimmäkseen vain avautua ja kysyä olenko normaali ja missä voisin puhua näistä asioista.<text:line-break/><text:line-break/>Olen pan-seksuaali mutta vielä kaapissa oikeassa elämässä, yksi ystäväni tietää. Internetissä esiinnyn avoimesti<text:s/>pan-seksuaalisena, mutta olen jo pari kertaa saanut kritiikkiä siitä etten oikeasti ole pan-seksuaali koska pidän enemmän tyttömäisistä pojista ja tytöistä kuin macho-miehistä.<text:line-break/>Internetissä olen myös jakanut kuvia itsestäni useiden poikien ja miesten kanssa, roolileikkinyt, yleisesti sekä tyttönä. Usein tunnen seuraavana päivänä "krapulaa" eli mietin mitä taas tuli tehtyä. Usein minua huomattavasti iäkkäämmät miehet pyytävät kuviani, joskus pissaamis- tai köyttämiskuvia. Mutta minua häiritsee vain se että<text:s/>nautin erikoistenkin pyyntöjen toteuttamisesta ja itseni kuvaamisesta, onko tämä normaalia? Siis olenko exhibitionisti tai jotain?<text:line-break/><text:line-break/>Katselen myös pornografiaa, yleensä joka ilta. Yleisimmin hentaita (pornograafista animea tai mangaa) jossa esiintyy "trap"<text:s/>hahmoja (tytöiltä näyttäviä poikia) tunnen pornon vievän aikaa yöuniltani joita tarvitsisin lukiossa.<text:line-break/><text:line-break/>Sitten ihmissuhteista. Joskus ihastun anime- tai kirjahahmoon joka ihmetyttää minua jälkeenpäin. Kun pidän jostakin hahmosta, kuvittelen hänen kulkevan rinnallani koulussa yms. Tunnen myös olevani riippuvainen ihmisestä/hahmosta johon ihastun, varsinkin jos saan jonkinlaista vastakaikua...<text:line-break/><text:line-break/>Olen alistuva ja haluaisin myös pukeutua tytöksi sekä tulla köytetyksi. Pelkään erikoisten halujeni sekä useiden fetissieni ajavan karille tulevat rakkaussuhteeni jos niitä tulee olemaan.<text:line-break/><text:line-break/>Asioita ei myöskään helpota se että vanhempani eivät tunnusta homo- bi- tai panseksuaalisuutta edes olemassa oleviksi seksuaalisiksi suuntautumisiksi -&gt; "Epäluonnollista" "tekosyitä"<text:line-break/><text:line-break/>Tahtoisin siis kysyä olenko normaali, marginaalitapaus vai jokin anomalia. Myös mahdollisista keskustelupalstoista olisi mukava tietää.<text:line-break/><text:line-break/>Kiitos vastauksista jo etukäteen, hei hei!</text:p>
      <text:p text:style-name="P3"/>
      <text:p text:style-name="Normaali">[Nimimerkki poistettu]</text:p>
      <text:p text:style-name="Normaali"/>
      <text:p text:style-name="Normaali"/>
      <text:p text:style-name="P4">Vastaus</text:p>
      <text:soft-page-break/>
      <text:p text:style-name="Normaali">Hei.</text:p>
      <text:p text:style-name="Normaali"><text:line-break/>Seksuaalisuuteen liittyvät kysymykset ovat nousseet sinulla voimakkaasti esiin, niin kuin monilla sinun ikäiselläsi. Olet määritellyt itsesi panseksuaaliksi (kyky kokea seksuaalista vetoa ihmisiin riippumatta heidän sukupuoli-identiteetistä), sinulla tosin niin että olet kiinnostunut enemmän tyttömäisistä pojista ja tytöistä, et niinkään miehekkäistä miehistä. Viestistäsi päätelleen olet rohkea poika, jolle tytöksi pukeutuminen, sidotuksi ja kuvatuksi tuleminen ovat kiihottavia kokemuksia. Seksuaalinen tutkailisi jatkuu iltaisin hentai pornon parissa ja se vie aikaa yöunilta, mikä voi verottaa opintoihin suunnattavaa energiaasi. Ihastut anime –hahmoon, jonka koet sitten kulkevan rinnallasi. Pohdit sitä, oletko normaali, marginaali vai jokin anomalia. Olet huolissasi siitä, että tulet helposti riippuvaiseksi ihmisestä/hahmota jonka päästät lähellesi ja siitä että seksuaaliset mielitekosi voisivat karkottaa tämän ihmisen. Vanhempiesi kanssa sinun on ollut vaikea puhua näistä asioista, kun olet huomannut, että heidän on vaikea ymmärtää sinun kokemusmaailmaasi ja identiteettiäsi. Kaipaat itsellesi peilausapua keskustelupalstoilta.<text:line-break/><text:line-break/>Viestistäsi päätellen olet hyvin herkkä ihminen, jonka seksuaalisuus etsii omia persoonallisia muotojaan. Siihen näyttäisi liittyvän roolileikit tyttönä ja halu tulla<text:s/>nähdyksi sidottuna. Olet lähtenyt toteuttamaan joitakin näistä fantasioista lähettämällä miehille itsestäsi kuvia ko. tilanteissa. Ne ovat olleet sinulle hyvin kiihottavia tilanteita, mutta jälkeen päin tunnet ”krapulaa”. Krapula on ymmärrettävissä ainakin kahdesta syystä. Toinen kertoo huolestasi että onko tämä ”epänormaalia” muiden mielestä, eli mitä muut tästä ajattelevat. Toinen, ehkäpä syvemmällä oleva syy krapulaan voisi olla se, että kuvien lähettämisen jälkeen oletkin ihan yksin eikä sinulla ole myönteistä tunnekontaktia ja arvostusta ihmisiin jotka ovat nauttineet kuvistasi. Lisäksi voi olla pelko siitä mihin kaikkialle kuvat ovat levinneet. Näkisinkin että kuvien lähettäminen lähes tuntemattomille miehille, niin kiihottavaan kun se onkin, voi ajan<text:s/>mittaan syödä itsetuntoasi. On ihan eri asia lähettää itsestään kuvia sellaiselle ihmiselle, joka aidosti arvostaa sinua ja jota sinä itse arvostat ja jolta voit saada myönteistä peilausta ihmisenä, eikä vain seksiobjektina. Toivonkin että jatkossa suojelet itseäsi enemmän niin että et lähettäisi enää kuvia itsestäsi muille kuin kaikkein rakkaimmalle ihmiselle, jonka tunnet ja johon voit luottaa. Me kaikki voimme nauttia itsemme paljastamisesta ja palkitsevinta se on silloin kun toisen katse on rakastava ja kokonaisvaltaisesti hyväksyvä.<text:line-break/><text:line-break/>Et kerro viestissäsi siitä millaisia ystäviä sinulla on ja oletko seurustellut. Sinua huolestuttaa se, että tulet helposti riippuvaiseksi ihmisestä, josta kiinnostut. Kertooko se tarpeestasi löytää lähellesi ihminen, johon<text:s/>voit luottaa täysin ja jonka lähellä voit ilmentää eri puoliasi. Olet huolissasi, että tuleva seurustelukumppanisi ei ymmärrä seksuaalisia mieltymyksiäsi. Ihmisillä on hyvin erilaisia mieltymyksiä seksuaalisuudessaan. Uskoisin että on kosolti ikäisiäsi tyttöjä ja poikia joille saman tyyppiset asiat ovat kiihottavia kuin sinullekin. Sellaisen löytäminen toki voi viedä aikansa. Tärkeintä sinun kannaltasi on, että arvostat itseäsi sellaisena kuin olet ja pidät itseäsi niin arvokkaana, että jaat seksuaalisuuttasi vain niiden ihmisten kanssa, joita oikeasti arvostat.<text:s/><text:line-break/><text:line-break/>Mistä sitten löytäisit turvallisia keskustelukumppaneita? Yksi tapa löytää niitä on osallistua Tukinetin kautta sateenkaarinuorten vertaischattiin 8.12. ja 15.12. klo 18-20. Voit rekisteröityä tukinettiin osoitteessa: https://www.tukinet.net/rekisteroityminen.tmpl ja chattien aikataulu löytyy osoitteesta: https://www.tukinet.net/liveryhma/liveryhma_ajat.tmpl. Jos asut pääkaupunkiseudulla niin Poikien talo on turvallinen paikka kaikenlaisille pojille ja siellä on mahdollisuus keskustella seksuaalineuvojan kanssa. Ks: www.poikientalo.fi. Olisi hyvä, että voisit turvallisesti keskustella näistä asioista hyväksyvässä ilmapiirissä<text:s/><text:soft-page-break/>seksuaalisuuden perehtyneen aikuisen kanssa. Sellainen löytyy poikien talosta, e-talosta (e-talo.fi) ja Sinuiksi puhelinpäivystyksestä maanantaisin ja torstaisin klo 19 – 21 numerossa 044 300 2355.<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1:48:00Z</meta:creation-date>
    <dc:date>2023-01-16T11:48:00Z</dc:date>
    <meta:template xlink:href="Normal.dotm" xlink:type="simple"/>
    <meta:editing-cycles>1</meta:editing-cycles>
    <meta:editing-duration>PT0S</meta:editing-duration>
    <meta:document-statistic meta:page-count="3" meta:paragraph-count="13" meta:word-count="742" meta:character-count="6744" meta:row-count="50" meta:non-whitespace-character-count="6015"/>
  </office:meta>
</office:document-meta>
</file>